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EB Garamond 12" officeooo:rsid="0014a8aa" officeooo:paragraph-rsid="0014a8aa"/>
    </style:style>
    <style:style style:name="P2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690351"/>
    </style:style>
    <style:style style:name="P3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7102a0"/>
    </style:style>
    <style:style style:name="P4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7bb7dc"/>
    </style:style>
    <style:style style:name="P5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7f6713"/>
    </style:style>
    <style:style style:name="P6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839634"/>
    </style:style>
    <style:style style:name="P7" style:family="paragraph" style:parent-style-name="Standard">
      <style:paragraph-properties fo:line-height="150%"/>
      <style:text-properties style:font-name="EB Garamond 12" officeooo:rsid="0014a8aa" officeooo:paragraph-rsid="006a9109"/>
    </style:style>
    <style:style style:name="P8" style:family="paragraph" style:parent-style-name="Standard">
      <style:paragraph-properties fo:line-height="150%"/>
      <style:text-properties style:font-name="EB Garamond 12" officeooo:rsid="0014a8aa" officeooo:paragraph-rsid="00712348"/>
    </style:style>
    <style:style style:name="P9" style:family="paragraph" style:parent-style-name="Standard">
      <style:paragraph-properties fo:line-height="150%"/>
      <style:text-properties style:font-name="EB Garamond 12" officeooo:rsid="0014a8aa" officeooo:paragraph-rsid="007c317f"/>
    </style:style>
    <style:style style:name="P10" style:family="paragraph" style:parent-style-name="Standard">
      <style:paragraph-properties fo:line-height="150%"/>
      <style:text-properties style:font-name="EB Garamond 12" officeooo:rsid="0014a8aa" officeooo:paragraph-rsid="0080b0bb"/>
    </style:style>
    <style:style style:name="P11" style:family="paragraph" style:parent-style-name="Standard">
      <style:paragraph-properties fo:line-height="150%"/>
      <style:text-properties style:font-name="EB Garamond 12" fo:font-size="16pt" fo:font-style="italic" officeooo:rsid="0014a8aa" officeooo:paragraph-rsid="0014a8aa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line-height="150%"/>
      <style:text-properties style:font-name="EB Garamond 12" fo:font-style="italic" officeooo:rsid="0014a8aa" officeooo:paragraph-rsid="0014a8aa" style:font-style-asian="italic" style:font-style-complex="italic"/>
    </style:style>
    <style:style style:name="P13" style:family="paragraph" style:parent-style-name="Standard">
      <style:paragraph-properties fo:line-height="150%"/>
      <style:text-properties style:font-name="EB Garamond 12" fo:font-style="italic" officeooo:rsid="006a9109" officeooo:paragraph-rsid="006a9109" style:font-style-asian="italic" style:font-style-complex="italic"/>
    </style:style>
    <style:style style:name="P14" style:family="paragraph" style:parent-style-name="Standard">
      <style:paragraph-properties fo:line-height="150%"/>
      <style:text-properties style:font-name="EB Garamond 12" fo:font-style="italic" officeooo:rsid="00712348" officeooo:paragraph-rsid="00712348" style:font-style-asian="italic" style:font-style-complex="italic"/>
    </style:style>
    <style:style style:name="P15" style:family="paragraph" style:parent-style-name="Standard">
      <style:paragraph-properties fo:line-height="150%"/>
      <style:text-properties style:font-name="EB Garamond 12" fo:font-style="italic" officeooo:rsid="0080b0bb" officeooo:paragraph-rsid="0080b0bb" style:font-style-asian="italic" style:font-style-complex="italic"/>
    </style:style>
    <style:style style:name="P16" style:family="paragraph" style:parent-style-name="Standard">
      <style:paragraph-properties fo:line-height="150%"/>
      <style:text-properties style:font-name="EB Garamond 12" fo:font-size="12pt" fo:font-style="italic" officeooo:rsid="00668f1a" officeooo:paragraph-rsid="00668f1a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line-height="150%"/>
      <style:text-properties style:font-name="EB Garamond 12" officeooo:rsid="00647362" officeooo:paragraph-rsid="00668f1a"/>
    </style:style>
    <style:style style:name="P18" style:family="paragraph" style:parent-style-name="Standard">
      <style:paragraph-properties fo:line-height="150%">
        <style:tab-stops>
          <style:tab-stop style:position="0.7cm" style:type="right"/>
          <style:tab-stop style:position="1.3cm"/>
          <style:tab-stop style:position="2.701cm"/>
        </style:tab-stops>
      </style:paragraph-properties>
      <style:text-properties style:font-name="EB Garamond 12" officeooo:rsid="0014a8aa" officeooo:paragraph-rsid="007bb7dc"/>
    </style:style>
    <style:style style:name="T1" style:family="text">
      <style:text-properties officeooo:rsid="00183973"/>
    </style:style>
    <style:style style:name="T2" style:family="text">
      <style:text-properties fo:font-style="normal" fo:font-weight="normal" officeooo:rsid="00183973" style:font-style-asian="normal" style:font-style-complex="normal"/>
    </style:style>
    <style:style style:name="T3" style:family="text">
      <style:text-properties fo:font-style="normal" fo:font-weight="normal" officeooo:rsid="00244895" style:font-style-asian="normal" style:font-style-complex="normal"/>
    </style:style>
    <style:style style:name="T4" style:family="text">
      <style:text-properties fo:font-style="normal" fo:font-weight="normal" officeooo:rsid="00690351" style:font-style-asian="normal" style:font-style-complex="normal"/>
    </style:style>
    <style:style style:name="T5" style:family="text">
      <style:text-properties fo:font-style="normal" fo:font-weight="normal" officeooo:rsid="0069673e" style:font-style-asian="normal" style:font-style-complex="normal"/>
    </style:style>
    <style:style style:name="T6" style:family="text">
      <style:text-properties fo:font-style="normal" fo:font-weight="normal" officeooo:rsid="006a9109" style:font-style-asian="normal" style:font-style-complex="normal"/>
    </style:style>
    <style:style style:name="T7" style:family="text">
      <style:text-properties fo:font-style="normal" fo:font-weight="normal" officeooo:rsid="006b7753" style:font-style-asian="normal" style:font-style-complex="normal"/>
    </style:style>
    <style:style style:name="T8" style:family="text">
      <style:text-properties fo:font-style="normal" fo:font-weight="normal" officeooo:rsid="006de825" style:font-style-asian="normal" style:font-style-complex="normal"/>
    </style:style>
    <style:style style:name="T9" style:family="text">
      <style:text-properties fo:font-style="normal" fo:font-weight="normal" officeooo:rsid="006f05dc" style:font-style-asian="normal" style:font-style-complex="normal"/>
    </style:style>
    <style:style style:name="T10" style:family="text">
      <style:text-properties fo:font-style="normal" fo:font-weight="normal" officeooo:rsid="007102a0" style:font-style-asian="normal" style:font-style-complex="normal"/>
    </style:style>
    <style:style style:name="T11" style:family="text">
      <style:text-properties fo:font-style="normal" fo:font-weight="normal" officeooo:rsid="00712348" style:font-style-asian="normal" style:font-style-complex="normal"/>
    </style:style>
    <style:style style:name="T12" style:family="text">
      <style:text-properties fo:font-style="normal" fo:font-weight="normal" officeooo:rsid="0072f461" style:font-style-asian="normal" style:font-style-complex="normal"/>
    </style:style>
    <style:style style:name="T13" style:family="text">
      <style:text-properties fo:font-style="normal" fo:font-weight="normal" officeooo:rsid="00739901" style:font-style-asian="normal" style:font-style-complex="normal"/>
    </style:style>
    <style:style style:name="T14" style:family="text">
      <style:text-properties fo:font-style="normal" fo:font-weight="normal" officeooo:rsid="00753d89" style:font-style-asian="normal" style:font-style-complex="normal"/>
    </style:style>
    <style:style style:name="T15" style:family="text">
      <style:text-properties fo:font-style="normal" fo:font-weight="normal" officeooo:rsid="0075efad" style:font-style-asian="normal" style:font-style-complex="normal"/>
    </style:style>
    <style:style style:name="T16" style:family="text">
      <style:text-properties fo:font-style="normal" fo:font-weight="normal" officeooo:rsid="00779d08" style:font-style-asian="normal" style:font-style-complex="normal"/>
    </style:style>
    <style:style style:name="T17" style:family="text">
      <style:text-properties fo:font-style="normal" fo:font-weight="normal" officeooo:rsid="0078aa0f" style:font-style-asian="normal" style:font-style-complex="normal"/>
    </style:style>
    <style:style style:name="T18" style:family="text">
      <style:text-properties fo:font-style="normal" fo:font-weight="normal" officeooo:rsid="0078f244" style:font-style-asian="normal" style:font-style-complex="normal"/>
    </style:style>
    <style:style style:name="T19" style:family="text">
      <style:text-properties fo:font-style="normal" fo:font-weight="normal" officeooo:rsid="007a60bf" style:font-style-asian="normal" style:font-style-complex="normal"/>
    </style:style>
    <style:style style:name="T20" style:family="text">
      <style:text-properties fo:font-style="normal" fo:font-weight="normal" officeooo:rsid="007c317f" style:font-style-asian="normal" style:font-style-complex="normal"/>
    </style:style>
    <style:style style:name="T21" style:family="text">
      <style:text-properties fo:font-style="normal" fo:font-weight="normal" officeooo:rsid="007d84d4" style:font-style-asian="normal" style:font-style-complex="normal"/>
    </style:style>
    <style:style style:name="T22" style:family="text">
      <style:text-properties fo:font-style="normal" fo:font-weight="normal" officeooo:rsid="0080b0bb" style:font-style-asian="normal" style:font-style-complex="normal"/>
    </style:style>
    <style:style style:name="T23" style:family="text">
      <style:text-properties fo:font-style="normal" fo:font-weight="normal" officeooo:rsid="0081a3a1" style:font-style-asian="normal" style:font-style-complex="normal"/>
    </style:style>
    <style:style style:name="T24" style:family="text">
      <style:text-properties fo:font-style="normal" fo:font-weight="normal" officeooo:rsid="00839634" style:font-style-asian="normal" style:font-style-complex="normal"/>
    </style:style>
    <style:style style:name="T25" style:family="text">
      <style:text-properties officeooo:rsid="00668f1a"/>
    </style:style>
    <style:style style:name="T26" style:family="text">
      <style:text-properties officeooo:rsid="006903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org Reutter der Jüngere: Missa Suscipe Deprecationem Nostram</text:p>
      <text:p text:style-name="P11"/>
      <text:p text:style-name="P11">Kritischer Bericht</text:p>
      <text:p text:style-name="P1"/>
      <text:p text:style-name="P12">Allgemeines</text:p>
      <text:p text:style-name="P1"/>
      <text:p text:style-name="P17">Quelle: <text:span text:style-name="T25">Sächsische Landesbibliothek – Staats- und Universitätsbibliothek, Mus. 2979-D-8</text:span></text:p>
      <text:p text:style-name="P1"/>
      <text:p text:style-name="P1"/>
      <text:p text:style-name="P13">Kyrie</text:p>
      <text:p text:style-name="P1"/>
      <text:p text:style-name="P2">Takt<text:span text:style-name="T1"><text:tab/></text:span>System<text:span text:style-name="T1"><text:tab/></text:span>Bemerkung<text:span text:style-name="T1"><text:line-break/><text:tab/></text:span>1<text:span text:style-name="T26">7f<text:tab/>T.<text:tab/></text:span><text:span text:style-name="T4">4. 4tel: zwei 8tel c</text:span><text:span text:style-name="T3">″</text:span><text:span text:style-name="T4">–c</text:span><text:span text:style-name="T3">″</text:span><text:span text:style-name="T4"> notiert, kein Binde</text:span><text:span text:style-name="T5">b</text:span><text:span text:style-name="T4">ogen</text:span></text:p>
      <text:p text:style-name="P2"/>
      <text:p text:style-name="P2"/>
      <text:p text:style-name="P13">Gloria</text:p>
      <text:p text:style-name="P7"/>
      <text:p text:style-name="P3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2"><text:line-break/></text:span><text:span text:style-name="T8"><text:tab/>27<text:tab/>A.<text:tab/>2./3. 4tel: 4tel und zwei 8tel g</text:span><text:span text:style-name="T3">′</text:span><text:span text:style-name="T8">–f</text:span><text:span text:style-name="T3">′</text:span><text:span text:style-name="T8">–es</text:span><text:span text:style-name="T3">′</text:span><text:span text:style-name="T8"> notiert<text:line-break/></text:span><text:span text:style-name="T7"><text:tab/>31f<text:tab/>S.<text:tab/>fünfmal cis</text:span><text:span text:style-name="T3">″</text:span><text:span text:style-name="T7"> statt des</text:span><text:span text:style-name="T3">″</text:span><text:span text:style-name="T7"> notiert</text:span><text:span text:style-name="T9"><text:line-break/><text:tab/>56<text:tab/>A.<text:tab/>2. 4tel es</text:span><text:span text:style-name="T3">′</text:span><text:span text:style-name="T9"> notiert</text:span><text:span text:style-name="T10"><text:line-break/><text:tab/>57<text:tab/>A.<text:tab/>3. 8tel f</text:span><text:span text:style-name="T3">′</text:span><text:span text:style-name="T10"> notiert, ergibt Quintparallele mit S.</text:span><text:span text:style-name="T7"><text:line-break/></text:span><text:span text:style-name="T2"><text:tab/></text:span><text:span text:style-name="T6">62</text:span><text:span text:style-name="T4">f<text:tab/></text:span><text:span text:style-name="T12">B</text:span><text:span text:style-name="T6">Org</text:span><text:span text:style-name="T4">.<text:tab/></text:span><text:span text:style-name="T6">obere Stimme an Tenor angeglichen</text:span></text:p>
      <text:p text:style-name="P3"/>
      <text:p text:style-name="P3"/>
      <text:p text:style-name="P14">Credo</text:p>
      <text:p text:style-name="P8"/>
      <text:p text:style-name="P4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2"><text:line-break/></text:span><text:span text:style-name="T12"><text:tab/>9<text:tab/>BOrg.<text:tab/>1. Halbe: zwei 4tel b–a notiert<text:line-break/></text:span><text:span text:style-name="T8"><text:tab/></text:span><text:span text:style-name="T11">18</text:span><text:span text:style-name="T8"><text:tab/></text:span><text:span text:style-name="T11">T</text:span><text:span text:style-name="T8">.<text:tab/></text:span><text:span text:style-name="T11">1. Note: a notiert, zu b korrigiert (vgl. Bezifferung)</text:span><text:span text:style-name="T13"><text:line-break/><text:tab/>18<text:tab/>B.<text:tab/>1. Halbe: punktierte 4tel und 8tel f–F notiert</text:span><text:span text:style-name="T14"><text:line-break/><text:tab/>82<text:tab/>Va. 2<text:tab/>ganzen Takt an Tenor angeglichen</text:span><text:span text:style-name="T15"><text:line-break/><text:tab/>122<text:tab/>T.<text:tab/>letzte 8tel d</text:span><text:span text:style-name="T3">′</text:span><text:span text:style-name="T15"> notiert</text:span><text:span text:style-name="T16"><text:line-break/></text:span><text:span text:style-name="T15"><text:tab/>12</text:span><text:span text:style-name="T16">5</text:span><text:span text:style-name="T15"><text:tab/>T.<text:tab/></text:span><text:span text:style-name="T16">erste 4</text:span><text:span text:style-name="T15">tel </text:span><text:span text:style-name="T16">es</text:span><text:span text:style-name="T3">′</text:span><text:span text:style-name="T15"> notiert</text:span><text:span text:style-name="T17"><text:line-break/></text:span><text:span text:style-name="T15"><text:tab/>1</text:span><text:span text:style-name="T17">32</text:span><text:span text:style-name="T15"><text:tab/>T.<text:tab/></text:span><text:span text:style-name="T17">vorletzte 8</text:span><text:span text:style-name="T15">tel </text:span><text:span text:style-name="T17">b</text:span><text:span text:style-name="T15"> notiert</text:span><text:span text:style-name="T18"><text:line-break/><text:tab/>148<text:tab/>BOrg.<text:tab/>1. Halbe: zwei 4tel g–fis notiert</text:span><text:span text:style-name="T19"><text:line-break/><text:tab/>215<text:tab/>BOrg.<text:tab/>1. Halbe: zwei 4tel e–es notiert</text:span><text:span text:style-name="T8"><text:line-break/></text:span></text:p>
      <text:p text:style-name="P4"><text:span text:style-name="T8"/></text:p>
      <text:p text:style-name="P4"/>
      <text:p text:style-name="P15"><text:soft-page-break/>Benedictus</text:p>
      <text:p text:style-name="P9"/>
      <text:p text:style-name="P5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21"><text:line-break/><text:tab/>72<text:tab/>A.<text:tab/>5. 8tel: f</text:span><text:span text:style-name="T3">′</text:span><text:span text:style-name="T21"> notiert</text:span><text:span text:style-name="T2"><text:line-break/></text:span><text:span text:style-name="T12"><text:tab/></text:span><text:span text:style-name="T20">76</text:span><text:span text:style-name="T12"><text:tab/></text:span><text:span text:style-name="T20">T.</text:span><text:span text:style-name="T12"><text:tab/></text:span><text:span text:style-name="T20">2. Halbe: zwei 4tel d</text:span><text:span text:style-name="T3">″</text:span><text:span text:style-name="T20">–d</text:span><text:span text:style-name="T3">″</text:span><text:span text:style-name="T20"> notiert</text:span></text:p>
      <text:p text:style-name="P5"/>
      <text:p text:style-name="P5"/>
      <text:p text:style-name="P15">Agnus Dei</text:p>
      <text:p text:style-name="P10"/>
      <text:p text:style-name="P6"><text:span text:style-name="T4">Takt</text:span><text:span text:style-name="T2"><text:tab/></text:span><text:span text:style-name="T4">System</text:span><text:span text:style-name="T2"><text:tab/></text:span><text:span text:style-name="T4">Bemerkung</text:span><text:span text:style-name="T23"><text:line-break/><text:tab/>14<text:tab/>S.<text:tab/>1. Halbe: zwei 4tel cis</text:span><text:span text:style-name="T3">″</text:span><text:span text:style-name="T23">–cis</text:span><text:span text:style-name="T3">″</text:span><text:span text:style-name="T23"> notiert</text:span><text:span text:style-name="T21"><text:line-break/><text:tab/></text:span><text:span text:style-name="T22">26</text:span><text:span text:style-name="T21"><text:tab/></text:span><text:span text:style-name="T22">BOrg.</text:span><text:span text:style-name="T21"><text:tab/></text:span><text:span text:style-name="T22">2. Stimme, 1. Halbe: 8tel und punktierte 4tel as</text:span><text:span text:style-name="T3">′</text:span><text:span text:style-name="T22">–f</text:span><text:span text:style-name="T3">′</text:span><text:span text:style-name="T22"> notiert</text:span><text:span text:style-name="T24"><text:line-break/><text:tab/>32<text:tab/>A.<text:tab/>letzte 4tel: g</text:span><text:span text:style-name="T3">′</text:span><text:span text:style-name="T24"> notie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01-30T12:49:30.075778763</meta:creation-date>
    <dc:date>2016-08-07T18:02:26.464734648</dc:date>
    <dc:creator>Wolfgang Skala</dc:creator>
    <meta:editing-duration>PT17H20M51S</meta:editing-duration>
    <meta:editing-cycles>103</meta:editing-cycles>
    <meta:generator>LibreOffice/4.2.8.2$Linux_X86_64 LibreOffice_project/420m0$Build-2</meta:generator>
    <meta:document-statistic meta:table-count="0" meta:image-count="0" meta:object-count="0" meta:page-count="2" meta:paragraph-count="14" meta:word-count="211" meta:character-count="1200" meta:non-whitespace-character-count="991"/>
  </office:meta>
</office:document-meta>
</file>